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54pt" style:text-underline-style="solid" style:text-underline-width="auto" style:text-underline-color="font-color" officeooo:rsid="000bf270" officeooo:paragraph-rsid="000bf270" style:font-size-asian="54pt" style:font-size-complex="54pt"/>
    </style:style>
    <style:style style:name="P2" style:family="paragraph" style:parent-style-name="Standard">
      <style:text-properties fo:font-size="18pt" style:text-underline-style="solid" style:text-underline-width="auto" style:text-underline-color="font-color" officeooo:rsid="000bf270" officeooo:paragraph-rsid="000bf270" style:font-size-asian="15.75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0cb3df" officeooo:paragraph-rsid="000cb3df" style:font-size-asian="15.75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0e922e" officeooo:paragraph-rsid="000e922e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0f14c1" officeooo:paragraph-rsid="000f14c1" style:font-size-asian="15.75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0f7ed7" officeooo:paragraph-rsid="000f7ed7" style:font-size-asian="15.75pt" style:font-size-complex="18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b3df"/>
    </style:style>
    <style:style style:name="T3" style:family="text">
      <style:text-properties officeooo:rsid="000cb3df"/>
    </style:style>
    <style:style style:name="T4" style:family="text">
      <style:text-properties style:text-underline-style="none" officeooo:rsid="000e922e"/>
    </style:style>
    <style:style style:name="T5" style:family="text">
      <style:text-properties style:text-underline-style="none" officeooo:rsid="000f14c1"/>
    </style:style>
    <style:style style:name="T6" style:family="text">
      <style:text-properties style:text-underline-style="none" officeooo:rsid="000f7e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</text:p>
      <text:p text:style-name="P1"/>
      <text:p text:style-name="P2">Definizione delle classi:<text:span text:style-name="T1"> Pensando al gioco in se e provandolo molteplici volte, abbiamo stabilito che le classi </text:span><text:span text:style-name="T2">dovevano essere divise in 2 parti: game e struttura<text:line-break/><text:line-break/></text:span><text:span text:style-name="T3">Game</text:span><text:span text:style-name="T2">: Game avrebbe contenuto tutto ciò che riguarda l’aspetto più dinamico </text:span><text:span text:style-name="T4">e “divertente”, come il main del gioco e il suo funzionamento principale</text:span></text:p>
      <text:p text:style-name="P2"><text:span text:style-name="T2"/></text:p>
      <text:p text:style-name="P3">Struttura<text:span text:style-name="T1">: Struttura invece contiene tutti i dettagli del gioco, ad esempio l’implementazione delle difficoltà e una nostra aggiunta </text:span><text:span text:style-name="T4">un sistema di login e registrazione come imparato in classe per memorizzare i punteggi</text:span></text:p>
      <text:p text:style-name="P3"><text:span text:style-name="T4"/></text:p>
      <text:p text:style-name="P4"><text:span text:style-name="T1">Il gioco lo abbiamo iniziato nella classe game e ci siamo espansi piano piano dividendolo in vari file collegati tra di loro, aggiungendo nuove funzioni continuamente.</text:span></text:p>
      <text:p text:style-name="P4"><text:span text:style-name="T1">Verso la fine della progettazione e la scrittura delle classi abbiamo sviluppato un ulteriore divisione tra la Macro-class di Game in:</text:span></text:p>
      <text:p text:style-name="P4"><text:span text:style-name="T1">-config: </text:span><text:span text:style-name="T5">GameCostants</text:span></text:p>
      <text:p text:style-name="P4"><text:span text:style-name="T1">-core: </text:span><text:span text:style-name="T5">ActivePiece, GameController, PieceQueue, ScoreManager, Well</text:span></text:p>
      <text:p text:style-name="P4"><text:span text:style-name="T1">-main: </text:span><text:span text:style-name="T5">Tetris</text:span></text:p>
      <text:p text:style-name="P4"><text:span text:style-name="T1">-</text:span><text:span text:style-name="T5">model: HighScore, Tetramino</text:span></text:p>
      <text:p text:style-name="P4"><text:span text:style-name="T5">-ui: GamePanel, GameRender</text:span></text:p>
      <text:p text:style-name="P4"><text:span text:style-name="T5"/></text:p>
      <text:p text:style-name="P5"><text:span text:style-name="T5">L</text:span><text:span text:style-name="T1">a macro </text:span><text:span text:style-name="T6">S</text:span><text:span text:style-name="T1">truttura invece contiene i file:</text:span></text:p>
      <text:p text:style-name="P4"><text:span text:style-name="T5">-</text:span><text:span text:style-name="T6">BlocchiCadenti</text:span></text:p>
      <text:p text:style-name="P4"><text:span text:style-name="T6">-LoginPanel</text:span></text:p>
      <text:p text:style-name="P4"><text:span text:style-name="T6">-Music</text:span></text:p>
      <text:p text:style-name="P4"><text:soft-page-break/><text:span text:style-name="T6">-Musica in loop</text:span></text:p>
      <text:p text:style-name="P4"><text:span text:style-name="T6">-PlayerAudio</text:span></text:p>
      <text:p text:style-name="P4"><text:span text:style-name="T6">-RegistrationLevel</text:span></text:p>
      <text:p text:style-name="P4"><text:span text:style-name="T6">-SelezioneLivello</text:span></text:p>
      <text:p text:style-name="P4"><text:span text:style-name="T6"/></text:p>
      <text:p text:style-name="P6"><text:span text:style-name="T6">A</text:span><text:span text:style-name="T1">bbiamo riscontrato dei problemi con la musica, infatti ancora non siamo sicuri del suo corretto funzionamento perché vsc vuole solo dei file audio .wav</text:span></text:p>
      <text:p text:style-name="P5"><text:span text:style-name="T1">Una volta completate le classi abbiamo testato il funzionamento del programma, per fare un po di debugging, trovando problemi con il limite di altezza che possono raggiungere i blocchi, risolto in qualche giorno.</text:span></text:p>
      <text:p text:style-name="P5"><text:span text:style-name="T1">Finito il debugging con tutti i casi possibili abbiamo aggiornato i file e fatto un check finale del funzionamento del gioco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0:04:44.364000000</meta:creation-date>
    <dc:date>2025-05-26T10:59:42.060000000</dc:date>
    <meta:editing-duration>PT7M24S</meta:editing-duration>
    <meta:editing-cycles>1</meta:editing-cycles>
    <meta:document-statistic meta:table-count="0" meta:image-count="0" meta:object-count="0" meta:page-count="2" meta:paragraph-count="21" meta:word-count="239" meta:character-count="1624" meta:non-whitespace-character-count="1405"/>
    <meta:generator>LibreOffice/24.8.6.2$Windows_X86_64 LibreOffice_project/6d98ba145e9a8a39fc57bcc76981d1fb1316c60c</meta:generator>
  </office:meta>
</office:document-meta>
</file>